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4">interface.id</text:p>
            <text:p text:style-name="P1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On enter</text:p>
            <text:p text:style-name="P14">On leave</text:p>
            <text:p text:style-name="P14">On down</text:p>
            <text:p text:style-name="P14">On release</text:p>
            <text:p text:style-name="P14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uchOver interface_id</text:p>
            <text:p text:style-name="P1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state1</text:p>
            <text:p text:style-name="P14">state2</text:p>
            <text:p text:style-name="P14">animate state1-&gt;state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animation:</text:p>
            <text:p text:style-name="P14">slide</text:p>
            <text:p text:style-name="P14">fade</text:p>
            <text:p text:style-name="P14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6">actions/perks -&gt; perk.image</text:p>
            <text:p text:style-name="P17">action = class(activeperk)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1:49:13.703329575</dc:date>
    <meta:editing-duration>PT11H8M1S</meta:editing-duration>
    <meta:editing-cycles>16</meta:editing-cycles>
    <meta:generator>LibreOffice/4.3.3.2$Linux_x86 LibreOffice_project/430m0$Build-2</meta:generator>
    <meta:document-statistic meta:table-count="1" meta:image-count="0" meta:object-count="0" meta:page-count="1" meta:paragraph-count="41" meta:word-count="138" meta:character-count="1148" meta:non-whitespace-character-count="1050"/>
  </office:meta>
</office:document-meta>
</file>